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69.71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ignum_32_01.dat - 4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1111110111000011</text:p>
          </table:table-cell>
          <table:table-cell office:value-type="float" office:value="32505283" calcext:value-type="float">
            <text:p>3250528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83816865477124" calcext:value-type="float">
            <text:p>2,83816865477124</text:p>
          </table:table-cell>
          <table:table-cell table:formula="of:=[.F2]/[.G2]" office:value-type="float" office:value="360.79603595035" calcext:value-type="float">
            <text:p>360,796035950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011101100010111110111</text:p>
          </table:table-cell>
          <table:table-cell office:value-type="float" office:value="103728631" calcext:value-type="float">
            <text:p>10372863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42635839776906" calcext:value-type="float">
            <text:p>1,42635839776906</text:p>
          </table:table-cell>
          <table:table-cell table:formula="of:=[.F3]/[.G3]" office:value-type="float" office:value="717.912133164862" calcext:value-type="float">
            <text:p>717,9121331648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001100110000001101110</text:p>
          </table:table-cell>
          <table:table-cell office:value-type="float" office:value="117858414" calcext:value-type="float">
            <text:p>11785841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69910678718819" calcext:value-type="float">
            <text:p>1,69910678718819</text:p>
          </table:table-cell>
          <table:table-cell table:formula="of:=[.F4]/[.G4]" office:value-type="float" office:value="602.669595414066" calcext:value-type="float">
            <text:p>602,6695954140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10000001001111110000</text:p>
          </table:table-cell>
          <table:table-cell office:value-type="float" office:value="258479088" calcext:value-type="float">
            <text:p>2584790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21764419682624" calcext:value-type="float">
            <text:p>1,21764419682624</text:p>
          </table:table-cell>
          <table:table-cell table:formula="of:=[.F5]/[.G5]" office:value-type="float" office:value="840.968160213822" calcext:value-type="float">
            <text:p>840,9681602138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1001110100111001001111</text:p>
          </table:table-cell>
          <table:table-cell office:value-type="float" office:value="283594319" calcext:value-type="float">
            <text:p>28359431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32453040872394" calcext:value-type="float">
            <text:p>1,32453040872394</text:p>
          </table:table-cell>
          <table:table-cell table:formula="of:=[.F6]/[.G6]" office:value-type="float" office:value="773.104183381133" calcext:value-type="float">
            <text:p>773,1041833811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010110100000101111001010</text:p>
          </table:table-cell>
          <table:table-cell office:value-type="float" office:value="693767114" calcext:value-type="float">
            <text:p>69376711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56022959452371" calcext:value-type="float">
            <text:p>1,56022959452371</text:p>
          </table:table-cell>
          <table:table-cell table:formula="of:=[.F7]/[.G7]" office:value-type="float" office:value="656.313662805887" calcext:value-type="float">
            <text:p>656,3136628058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000001000110100010001100</text:p>
          </table:table-cell>
          <table:table-cell office:value-type="float" office:value="772040844" calcext:value-type="float">
            <text:p>77204084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219847835901" calcext:value-type="float">
            <text:p>2,219847835901</text:p>
          </table:table-cell>
          <table:table-cell table:formula="of:=[.F8]/[.G8]" office:value-type="float" office:value="461.292879376291" calcext:value-type="float">
            <text:p>461,2928793762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111000011110000101110</text:p>
          </table:table-cell>
          <table:table-cell office:value-type="float" office:value="781990958" calcext:value-type="float">
            <text:p>78199095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587065313473369" calcext:value-type="float">
            <text:p>0,587065313473369</text:p>
          </table:table-cell>
          <table:table-cell table:formula="of:=[.F9]/[.G9]" office:value-type="float" office:value="1744.26929423152" calcext:value-type="float">
            <text:p>1744,269294231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11000100110010101100111</text:p>
          </table:table-cell>
          <table:table-cell office:value-type="float" office:value="878863719" calcext:value-type="float">
            <text:p>87886371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43316216079775" calcext:value-type="float">
            <text:p>1,43316216079775</text:p>
          </table:table-cell>
          <table:table-cell table:formula="of:=[.F10]/[.G10]" office:value-type="float" office:value="714.503932639419" calcext:value-type="float">
            <text:p>714,5039326394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0111100100010001010001</text:p>
          </table:table-cell>
          <table:table-cell office:value-type="float" office:value="920536145" calcext:value-type="float">
            <text:p>92053614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46729641496484" calcext:value-type="float">
            <text:p>2,46729641496484</text:p>
          </table:table-cell>
          <table:table-cell table:formula="of:=[.F11]/[.G11]" office:value-type="float" office:value="415.029176790091" calcext:value-type="float">
            <text:p>415,0291767900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01110010111011111001</text:p>
          </table:table-cell>
          <table:table-cell office:value-type="float" office:value="1027026681" calcext:value-type="float">
            <text:p>102702668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89682162759993" calcext:value-type="float">
            <text:p>1,89682162759993</text:p>
          </table:table-cell>
          <table:table-cell table:formula="of:=[.F12]/[.G12]" office:value-type="float" office:value="539.8504451342" calcext:value-type="float">
            <text:p>539,85044513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10011100000000100110</text:p>
          </table:table-cell>
          <table:table-cell office:value-type="float" office:value="1027194918" calcext:value-type="float">
            <text:p>102719491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18943357483088" calcext:value-type="float">
            <text:p>2,18943357483088</text:p>
          </table:table-cell>
          <table:table-cell table:formula="of:=[.F13]/[.G13]" office:value-type="float" office:value="467.700875592491" calcext:value-type="float">
            <text:p>467,7008755924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101110001001010110111</text:p>
          </table:table-cell>
          <table:table-cell office:value-type="float" office:value="1047990967" calcext:value-type="float">
            <text:p>104799096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69474913632186" calcext:value-type="float">
            <text:p>1,69474913632186</text:p>
          </table:table-cell>
          <table:table-cell table:formula="of:=[.F14]/[.G14]" office:value-type="float" office:value="604.219219265928" calcext:value-type="float">
            <text:p>604,2192192659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11000100001011101111000101</text:p>
          </table:table-cell>
          <table:table-cell office:value-type="float" office:value="1192278981" calcext:value-type="float">
            <text:p>119227898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54885809608398" calcext:value-type="float">
            <text:p>2,54885809608398</text:p>
          </table:table-cell>
          <table:table-cell table:formula="of:=[.F15]/[.G15]" office:value-type="float" office:value="401.748532636342" calcext:value-type="float">
            <text:p>401,7485326363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001110001011011101101000100</text:p>
          </table:table-cell>
          <table:table-cell office:value-type="float" office:value="1237695300" calcext:value-type="float">
            <text:p>123769530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21931410060889" calcext:value-type="float">
            <text:p>1,21931410060889</text:p>
          </table:table-cell>
          <table:table-cell table:formula="of:=[.F16]/[.G16]" office:value-type="float" office:value="839.816417679943" calcext:value-type="float">
            <text:p>839,8164176799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10101001100110001000101</text:p>
          </table:table-cell>
          <table:table-cell office:value-type="float" office:value="1314180165" calcext:value-type="float">
            <text:p>131418016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85278151322001" calcext:value-type="float">
            <text:p>1,85278151322001</text:p>
          </table:table-cell>
          <table:table-cell table:formula="of:=[.F17]/[.G17]" office:value-type="float" office:value="552.682543890648" calcext:value-type="float">
            <text:p>552,6825438906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11101010001000000010010011</text:p>
          </table:table-cell>
          <table:table-cell office:value-type="float" office:value="1604878483" calcext:value-type="float">
            <text:p>160487848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41635659738158" calcext:value-type="float">
            <text:p>2,41635659738158</text:p>
          </table:table-cell>
          <table:table-cell table:formula="of:=[.F18]/[.G18]" office:value-type="float" office:value="423.778510634411" calcext:value-type="float">
            <text:p>423,7785106344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01011100110110010110010001</text:p>
          </table:table-cell>
          <table:table-cell office:value-type="float" office:value="1634952593" calcext:value-type="float">
            <text:p>163495259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22128364256814" calcext:value-type="float">
            <text:p>2,22128364256814</text:p>
          </table:table-cell>
          <table:table-cell table:formula="of:=[.F19]/[.G19]" office:value-type="float" office:value="460.994706113309" calcext:value-type="float">
            <text:p>460,9947061133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1000111000000101101101111</text:p>
          </table:table-cell>
          <table:table-cell office:value-type="float" office:value="1662782319" calcext:value-type="float">
            <text:p>166278231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07849845481647" calcext:value-type="float">
            <text:p>2,07849845481647</text:p>
          </table:table-cell>
          <table:table-cell table:formula="of:=[.F20]/[.G20]" office:value-type="float" office:value="492.663344361456" calcext:value-type="float">
            <text:p>492,6633443614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10100001011011001110011110</text:p>
          </table:table-cell>
          <table:table-cell office:value-type="float" office:value="1854256030" calcext:value-type="float">
            <text:p>185425603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70982746270581" calcext:value-type="float">
            <text:p>1,70982746270581</text:p>
          </table:table-cell>
          <table:table-cell table:formula="of:=[.F21]/[.G21]" office:value-type="float" office:value="598.890836844739" calcext:value-type="float">
            <text:p>598,8908368447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1001110110000111111111100</text:p>
          </table:table-cell>
          <table:table-cell office:value-type="float" office:value="1966804988" calcext:value-type="float">
            <text:p>19668049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80663913032847" calcext:value-type="float">
            <text:p>2,80663913032847</text:p>
          </table:table-cell>
          <table:table-cell table:formula="of:=[.F22]/[.G22]" office:value-type="float" office:value="364.849185253167" calcext:value-type="float">
            <text:p>364,8491852531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0010110010001000100010</text:p>
          </table:table-cell>
          <table:table-cell office:value-type="float" office:value="2093687330" calcext:value-type="float">
            <text:p>209368733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5241154112184" calcext:value-type="float">
            <text:p>1,5241154112184</text:p>
          </table:table-cell>
          <table:table-cell table:formula="of:=[.F23]/[.G23]" office:value-type="float" office:value="671.865130726157" calcext:value-type="float">
            <text:p>671,8651307261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1100101111110011100011010</text:p>
          </table:table-cell>
          <table:table-cell office:value-type="float" office:value="2140661530" calcext:value-type="float">
            <text:p>214066153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08199124772889" calcext:value-type="float">
            <text:p>2,08199124772889</text:p>
          </table:table-cell>
          <table:table-cell table:formula="of:=[.F24]/[.G24]" office:value-type="float" office:value="491.836841829674" calcext:value-type="float">
            <text:p>491,8368418296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00100000101110011000110</text:p>
          </table:table-cell>
          <table:table-cell office:value-type="float" office:value="2173721798" calcext:value-type="float">
            <text:p>217372179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961081529431218" calcext:value-type="float">
            <text:p>0,961081529431218</text:p>
          </table:table-cell>
          <table:table-cell table:formula="of:=[.F25]/[.G25]" office:value-type="float" office:value="1065.46631960144" calcext:value-type="float">
            <text:p>1065,466319601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10110101110111100110111</text:p>
          </table:table-cell>
          <table:table-cell office:value-type="float" office:value="2178608951" calcext:value-type="float">
            <text:p>217860895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64439596316088" calcext:value-type="float">
            <text:p>1,64439596316088</text:p>
          </table:table-cell>
          <table:table-cell table:formula="of:=[.F26]/[.G26]" office:value-type="float" office:value="622.721061678875" calcext:value-type="float">
            <text:p>622,7210616788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11011101101101100010011001</text:p>
          </table:table-cell>
          <table:table-cell office:value-type="float" office:value="2205603993" calcext:value-type="float">
            <text:p>220560399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45908041047705" calcext:value-type="float">
            <text:p>1,45908041047705</text:p>
          </table:table-cell>
          <table:table-cell table:formula="of:=[.F27]/[.G27]" office:value-type="float" office:value="701.811903337939" calcext:value-type="float">
            <text:p>701,8119033379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0000010111001101100000101</text:p>
          </table:table-cell>
          <table:table-cell office:value-type="float" office:value="2248907525" calcext:value-type="float">
            <text:p>224890752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79096206010539" calcext:value-type="float">
            <text:p>1,79096206010539</text:p>
          </table:table-cell>
          <table:table-cell table:formula="of:=[.F28]/[.G28]" office:value-type="float" office:value="571.759738975008" calcext:value-type="float">
            <text:p>571,7597389750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01111010000000000011000111</text:p>
          </table:table-cell>
          <table:table-cell office:value-type="float" office:value="2313683143" calcext:value-type="float">
            <text:p>231368314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84262725703872" calcext:value-type="float">
            <text:p>1,84262725703872</text:p>
          </table:table-cell>
          <table:table-cell table:formula="of:=[.F29]/[.G29]" office:value-type="float" office:value="555.728238626876" calcext:value-type="float">
            <text:p>555,7282386268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10101111000001111101001000</text:p>
          </table:table-cell>
          <table:table-cell office:value-type="float" office:value="2327584584" calcext:value-type="float">
            <text:p>232758458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20378185971977" calcext:value-type="float">
            <text:p>2,20378185971977</text:p>
          </table:table-cell>
          <table:table-cell table:formula="of:=[.F30]/[.G30]" office:value-type="float" office:value="464.655789539084" calcext:value-type="float">
            <text:p>464,6557895390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010000010100010100100001000</text:p>
          </table:table-cell>
          <table:table-cell office:value-type="float" office:value="2584357128" calcext:value-type="float">
            <text:p>258435712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02298546642538" calcext:value-type="float">
            <text:p>3,02298546642538</text:p>
          </table:table-cell>
          <table:table-cell table:formula="of:=[.F31]/[.G31]" office:value-type="float" office:value="338.73798315374" calcext:value-type="float">
            <text:p>338,737983153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011011110000110111111101</text:p>
          </table:table-cell>
          <table:table-cell office:value-type="float" office:value="2624523773" calcext:value-type="float">
            <text:p>262452377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74800137332233" calcext:value-type="float">
            <text:p>1,74800137332233</text:p>
          </table:table-cell>
          <table:table-cell table:formula="of:=[.F32]/[.G32]" office:value-type="float" office:value="585.811896734234" calcext:value-type="float">
            <text:p>585,8118967342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1111011110100000011000011</text:p>
          </table:table-cell>
          <table:table-cell office:value-type="float" office:value="2649702595" calcext:value-type="float">
            <text:p>264970259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24762577196862" calcext:value-type="float">
            <text:p>3,24762577196862</text:p>
          </table:table-cell>
          <table:table-cell table:formula="of:=[.F33]/[.G33]" office:value-type="float" office:value="315.307265029887" calcext:value-type="float">
            <text:p>315,3072650298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11101100000101101100010011</text:p>
          </table:table-cell>
          <table:table-cell office:value-type="float" office:value="2813352723" calcext:value-type="float">
            <text:p>281335272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20994887914792" calcext:value-type="float">
            <text:p>3,20994887914792</text:p>
          </table:table-cell>
          <table:table-cell table:formula="of:=[.F34]/[.G34]" office:value-type="float" office:value="319.008195629527" calcext:value-type="float">
            <text:p>319,0081956295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000110101010000111000010001</text:p>
          </table:table-cell>
          <table:table-cell office:value-type="float" office:value="2832535057" calcext:value-type="float">
            <text:p>283253505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02106372740029" calcext:value-type="float">
            <text:p>3,02106372740029</text:p>
          </table:table-cell>
          <table:table-cell table:formula="of:=[.F35]/[.G35]" office:value-type="float" office:value="338.953458913355" calcext:value-type="float">
            <text:p>338,9534589133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101100100100011110010011111</text:p>
          </table:table-cell>
          <table:table-cell office:value-type="float" office:value="2912042143" calcext:value-type="float">
            <text:p>291204214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03622077054453" calcext:value-type="float">
            <text:p>2,03622077054453</text:p>
          </table:table-cell>
          <table:table-cell table:formula="of:=[.F36]/[.G36]" office:value-type="float" office:value="502.892424442837" calcext:value-type="float">
            <text:p>502,8924244428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0101110110000101010100111</text:p>
          </table:table-cell>
          <table:table-cell office:value-type="float" office:value="2965047975" calcext:value-type="float">
            <text:p>296504797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71761233638244" calcext:value-type="float">
            <text:p>2,71761233638244</text:p>
          </table:table-cell>
          <table:table-cell table:formula="of:=[.F37]/[.G37]" office:value-type="float" office:value="376.801351057709" calcext:value-type="float">
            <text:p>376,8013510577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1100011100010000101010110</text:p>
          </table:table-cell>
          <table:table-cell office:value-type="float" office:value="2978881878" calcext:value-type="float">
            <text:p>297888187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74105280925123" calcext:value-type="float">
            <text:p>2,74105280925123</text:p>
          </table:table-cell>
          <table:table-cell table:formula="of:=[.F38]/[.G38]" office:value-type="float" office:value="373.579084847958" calcext:value-type="float">
            <text:p>373,5790848479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00101111100001101100001</text:p>
          </table:table-cell>
          <table:table-cell office:value-type="float" office:value="3122119521" calcext:value-type="float">
            <text:p>312211952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49901777485538" calcext:value-type="float">
            <text:p>2,49901777485538</text:p>
          </table:table-cell>
          <table:table-cell table:formula="of:=[.F39]/[.G39]" office:value-type="float" office:value="409.760991019465" calcext:value-type="float">
            <text:p>409,7609910194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0101000010111100000011111</text:p>
          </table:table-cell>
          <table:table-cell office:value-type="float" office:value="3500242975" calcext:value-type="float">
            <text:p>350024297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917645158188168" calcext:value-type="float">
            <text:p>0,917645158188168</text:p>
          </table:table-cell>
          <table:table-cell table:formula="of:=[.F40]/[.G40]" office:value-type="float" office:value="1115.8997471548" calcext:value-type="float">
            <text:p>1115,89974715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10111100011000101001110100</text:p>
          </table:table-cell>
          <table:table-cell office:value-type="float" office:value="3539044980" calcext:value-type="float">
            <text:p>353904498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806936472243" calcext:value-type="float">
            <text:p>2,806936472243</text:p>
          </table:table-cell>
          <table:table-cell table:formula="of:=[.F41]/[.G41]" office:value-type="float" office:value="364.810536371609" calcext:value-type="float">
            <text:p>364,8105363716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111111100000011110110110</text:p>
          </table:table-cell>
          <table:table-cell office:value-type="float" office:value="3690858422" calcext:value-type="float">
            <text:p>369085842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51686166661599" calcext:value-type="float">
            <text:p>2,51686166661599</text:p>
          </table:table-cell>
          <table:table-cell table:formula="of:=[.F42]/[.G42]" office:value-type="float" office:value="406.855892631082" calcext:value-type="float">
            <text:p>406,8558926310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11100010110101001000001010</text:p>
          </table:table-cell>
          <table:table-cell office:value-type="float" office:value="3817558538" calcext:value-type="float">
            <text:p>381755853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15760403581486" calcext:value-type="float">
            <text:p>2,15760403581486</text:p>
          </table:table-cell>
          <table:table-cell table:formula="of:=[.F43]/[.G43]" office:value-type="float" office:value="474.600521227366" calcext:value-type="float">
            <text:p>474,6005212273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01000001001000001010101111</text:p>
          </table:table-cell>
          <table:table-cell office:value-type="float" office:value="3909386927" calcext:value-type="float">
            <text:p>390938692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35790444205661" calcext:value-type="float">
            <text:p>2,35790444205661</text:p>
          </table:table-cell>
          <table:table-cell table:formula="of:=[.F44]/[.G44]" office:value-type="float" office:value="434.283926751013" calcext:value-type="float">
            <text:p>434,2839267510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01100111100010101100110011</text:p>
          </table:table-cell>
          <table:table-cell office:value-type="float" office:value="4053674803" calcext:value-type="float">
            <text:p>405367480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55128463723451" calcext:value-type="float">
            <text:p>2,55128463723451</text:p>
          </table:table-cell>
          <table:table-cell table:formula="of:=[.F45]/[.G45]" office:value-type="float" office:value="401.366427350096" calcext:value-type="float">
            <text:p>401,3664273500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10111000101111111000010010</text:p>
          </table:table-cell>
          <table:table-cell office:value-type="float" office:value="4074962450" calcext:value-type="float">
            <text:p>40749624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3548230667247" calcext:value-type="float">
            <text:p>3,3548230667247</text:p>
          </table:table-cell>
          <table:table-cell table:formula="of:=[.F46]/[.G46]" office:value-type="float" office:value="305.232192468417" calcext:value-type="float">
            <text:p>305,2321924684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001001100001100010011</text:p>
          </table:table-cell>
          <table:table-cell office:value-type="float" office:value="4131701523" calcext:value-type="float">
            <text:p>413170152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68624457927173" calcext:value-type="float">
            <text:p>1,68624457927173</text:p>
          </table:table-cell>
          <table:table-cell table:formula="of:=[.F47]/[.G47]" office:value-type="float" office:value="607.266592632875" calcext:value-type="float">
            <text:p>607,2665926328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111000111010111011110</text:p>
          </table:table-cell>
          <table:table-cell office:value-type="float" office:value="4133254622" calcext:value-type="float">
            <text:p>413325462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20294041553906" calcext:value-type="float">
            <text:p>2,20294041553906</text:p>
          </table:table-cell>
          <table:table-cell table:formula="of:=[.F48]/[.G48]" office:value-type="float" office:value="464.833271375353" calcext:value-type="float">
            <text:p>464,8332713753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00110001101100001010110</text:p>
          </table:table-cell>
          <table:table-cell office:value-type="float" office:value="4153989206" calcext:value-type="float">
            <text:p>415398920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43468333014068" calcext:value-type="float">
            <text:p>3,43468333014068</text:p>
          </table:table-cell>
          <table:table-cell table:formula="of:=[.F49]/[.G49]" office:value-type="float" office:value="298.135199543435" calcext:value-type="float">
            <text:p>298,1351995434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011011010010110100101011</text:p>
          </table:table-cell>
          <table:table-cell office:value-type="float" office:value="4184681771" calcext:value-type="float">
            <text:p>418468177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63368085291363" calcext:value-type="float">
            <text:p>2,63368085291363</text:p>
          </table:table-cell>
          <table:table-cell table:formula="of:=[.F50]/[.G50]" office:value-type="float" office:value="388.809448520368" calcext:value-type="float">
            <text:p>388,8094485203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00001001110100000001111101</text:p>
          </table:table-cell>
          <table:table-cell office:value-type="float" office:value="4230430845" calcext:value-type="float">
            <text:p>423043084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22831111803872" calcext:value-type="float">
            <text:p>2,22831111803872</text:p>
          </table:table-cell>
          <table:table-cell table:formula="of:=[.F51]/[.G51]" office:value-type="float" office:value="459.540856620277" calcext:value-type="float">
            <text:p>459,540856620277</text:p>
          </table:table-cell>
        </table:table-row>
      </table:table>
      <table:table table:name="bignum_32_02.dat - 4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010010101100100011010100</text:p>
          </table:table-cell>
          <table:table-cell office:value-type="float" office:value="239782100" calcext:value-type="float">
            <text:p>23978210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26673906211443" calcext:value-type="float">
            <text:p>2,26673906211443</text:p>
          </table:table-cell>
          <table:table-cell table:formula="of:=[.F2]/[.G2]" office:value-type="float" office:value="451.750277354291" calcext:value-type="float">
            <text:p>451,7502773542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1011001110000001011010</text:p>
          </table:table-cell>
          <table:table-cell office:value-type="float" office:value="325902426" calcext:value-type="float">
            <text:p>32590242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20954226907195" calcext:value-type="float">
            <text:p>2,20954226907195</text:p>
          </table:table-cell>
          <table:table-cell table:formula="of:=[.F3]/[.G3]" office:value-type="float" office:value="463.444403998707" calcext:value-type="float">
            <text:p>463,4444039987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10100010001110011</text:p>
          </table:table-cell>
          <table:table-cell office:value-type="float" office:value="374555763" calcext:value-type="float">
            <text:p>3745557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09531638893004" calcext:value-type="float">
            <text:p>1,09531638893004</text:p>
          </table:table-cell>
          <table:table-cell table:formula="of:=[.F4]/[.G4]" office:value-type="float" office:value="934.889690640249" calcext:value-type="float">
            <text:p>934,8896906402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00111101111001011110001</text:p>
          </table:table-cell>
          <table:table-cell office:value-type="float" office:value="446624497" calcext:value-type="float">
            <text:p>44662449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45659175275854" calcext:value-type="float">
            <text:p>2,45659175275854</text:p>
          </table:table-cell>
          <table:table-cell table:formula="of:=[.F5]/[.G5]" office:value-type="float" office:value="416.837677180238" calcext:value-type="float">
            <text:p>416,8376771802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111000000110000100100110</text:p>
          </table:table-cell>
          <table:table-cell office:value-type="float" office:value="518021414" calcext:value-type="float">
            <text:p>51802141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50032939102182" calcext:value-type="float">
            <text:p>1,50032939102182</text:p>
          </table:table-cell>
          <table:table-cell table:formula="of:=[.F6]/[.G6]" office:value-type="float" office:value="682.516790064741" calcext:value-type="float">
            <text:p>682,5167900647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100100101101000000011101</text:p>
          </table:table-cell>
          <table:table-cell office:value-type="float" office:value="529715229" calcext:value-type="float">
            <text:p>52971522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11405742485076" calcext:value-type="float">
            <text:p>2,11405742485076</text:p>
          </table:table-cell>
          <table:table-cell table:formula="of:=[.F7]/[.G7]" office:value-type="float" office:value="484.376624760933" calcext:value-type="float">
            <text:p>484,3766247609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11010110000111011111101</text:p>
          </table:table-cell>
          <table:table-cell office:value-type="float" office:value="585830141" calcext:value-type="float">
            <text:p>58583014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889110435825359" calcext:value-type="float">
            <text:p>0,889110435825359</text:p>
          </table:table-cell>
          <table:table-cell table:formula="of:=[.F8]/[.G8]" office:value-type="float" office:value="1151.71294671558" calcext:value-type="float">
            <text:p>1151,712946715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100111111011111110101110</text:p>
          </table:table-cell>
          <table:table-cell office:value-type="float" office:value="597671854" calcext:value-type="float">
            <text:p>59767185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820396957756868" calcext:value-type="float">
            <text:p>0,820396957756868</text:p>
          </table:table-cell>
          <table:table-cell table:formula="of:=[.F9]/[.G9]" office:value-type="float" office:value="1248.17625213997" calcext:value-type="float">
            <text:p>1248,176252139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01001000100100001111010</text:p>
          </table:table-cell>
          <table:table-cell office:value-type="float" office:value="673466490" calcext:value-type="float">
            <text:p>67346649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00664393550533" calcext:value-type="float">
            <text:p>1,00664393550533</text:p>
          </table:table-cell>
          <table:table-cell table:formula="of:=[.F10]/[.G10]" office:value-type="float" office:value="1017.24151299432" calcext:value-type="float">
            <text:p>1017,241512994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011010111000011010011101</text:p>
          </table:table-cell>
          <table:table-cell office:value-type="float" office:value="728467101" calcext:value-type="float">
            <text:p>72846710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37660960038274" calcext:value-type="float">
            <text:p>2,37660960038274</text:p>
          </table:table-cell>
          <table:table-cell table:formula="of:=[.F11]/[.G11]" office:value-type="float" office:value="430.865885518215" calcext:value-type="float">
            <text:p>430,8658855182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10101001100110000101100</text:p>
          </table:table-cell>
          <table:table-cell office:value-type="float" office:value="827640876" calcext:value-type="float">
            <text:p>82764087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76688146779524" calcext:value-type="float">
            <text:p>1,76688146779524</text:p>
          </table:table-cell>
          <table:table-cell table:formula="of:=[.F12]/[.G12]" office:value-type="float" office:value="579.552176342521" calcext:value-type="float">
            <text:p>579,5521763425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100100011001000010100110</text:p>
          </table:table-cell>
          <table:table-cell office:value-type="float" office:value="831623334" calcext:value-type="float">
            <text:p>83162333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81833717321299" calcext:value-type="float">
            <text:p>1,81833717321299</text:p>
          </table:table-cell>
          <table:table-cell table:formula="of:=[.F13]/[.G13]" office:value-type="float" office:value="563.151881337056" calcext:value-type="float">
            <text:p>563,1518813370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10101110100110001110111100</text:p>
          </table:table-cell>
          <table:table-cell office:value-type="float" office:value="851076028" calcext:value-type="float">
            <text:p>85107602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88134384442123" calcext:value-type="float">
            <text:p>0,88134384442123</text:p>
          </table:table-cell>
          <table:table-cell table:formula="of:=[.F14]/[.G14]" office:value-type="float" office:value="1161.86208876565" calcext:value-type="float">
            <text:p>1161,862088765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00100110100010000111100</text:p>
          </table:table-cell>
          <table:table-cell office:value-type="float" office:value="907232316" calcext:value-type="float">
            <text:p>90723231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07111038136683" calcext:value-type="float">
            <text:p>2,07111038136683</text:p>
          </table:table-cell>
          <table:table-cell table:formula="of:=[.F15]/[.G15]" office:value-type="float" office:value="494.420775064732" calcext:value-type="float">
            <text:p>494,4207750647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1011001010100110000001000</text:p>
          </table:table-cell>
          <table:table-cell office:value-type="float" office:value="929385480" calcext:value-type="float">
            <text:p>92938548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00211299350396" calcext:value-type="float">
            <text:p>2,00211299350396</text:p>
          </table:table-cell>
          <table:table-cell table:formula="of:=[.F16]/[.G16]" office:value-type="float" office:value="511.459644546768" calcext:value-type="float">
            <text:p>511,4596445467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00100100101011110011010</text:p>
          </table:table-cell>
          <table:table-cell office:value-type="float" office:value="974280602" calcext:value-type="float">
            <text:p>97428060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41782461475307" calcext:value-type="float">
            <text:p>1,41782461475307</text:p>
          </table:table-cell>
          <table:table-cell table:formula="of:=[.F17]/[.G17]" office:value-type="float" office:value="722.233193968311" calcext:value-type="float">
            <text:p>722,2331939683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10110011100011101001100</text:p>
          </table:table-cell>
          <table:table-cell office:value-type="float" office:value="995739468" calcext:value-type="float">
            <text:p>99573946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43844421002549" calcext:value-type="float">
            <text:p>1,43844421002549</text:p>
          </table:table-cell>
          <table:table-cell table:formula="of:=[.F18]/[.G18]" office:value-type="float" office:value="711.880233423759" calcext:value-type="float">
            <text:p>711,8802334237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1011111100000100110110</text:p>
          </table:table-cell>
          <table:table-cell office:value-type="float" office:value="1009762614" calcext:value-type="float">
            <text:p>100976261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2972743281706" calcext:value-type="float">
            <text:p>2,2972743281706</text:p>
          </table:table-cell>
          <table:table-cell table:formula="of:=[.F19]/[.G19]" office:value-type="float" office:value="445.745633180626" calcext:value-type="float">
            <text:p>445,7456331806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01000110110101001001101</text:p>
          </table:table-cell>
          <table:table-cell office:value-type="float" office:value="1101228621" calcext:value-type="float">
            <text:p>110122862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80762756924705" calcext:value-type="float">
            <text:p>1,80762756924705</text:p>
          </table:table-cell>
          <table:table-cell table:formula="of:=[.F20]/[.G20]" office:value-type="float" office:value="566.488372616787" calcext:value-type="float">
            <text:p>566,4883726167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110111100000100011101000</text:p>
          </table:table-cell>
          <table:table-cell office:value-type="float" office:value="1138624744" calcext:value-type="float">
            <text:p>113862474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67089985842197" calcext:value-type="float">
            <text:p>1,67089985842197</text:p>
          </table:table-cell>
          <table:table-cell table:formula="of:=[.F21]/[.G21]" office:value-type="float" office:value="612.843429747541" calcext:value-type="float">
            <text:p>612,8434297475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001001100111010001010000011</text:p>
          </table:table-cell>
          <table:table-cell office:value-type="float" office:value="1228120707" calcext:value-type="float">
            <text:p>122812070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82925036172813" calcext:value-type="float">
            <text:p>1,82925036172813</text:p>
          </table:table-cell>
          <table:table-cell table:formula="of:=[.F22]/[.G22]" office:value-type="float" office:value="559.792153892268" calcext:value-type="float">
            <text:p>559,7921538922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000000011100100010001101</text:p>
          </table:table-cell>
          <table:table-cell office:value-type="float" office:value="1291962509" calcext:value-type="float">
            <text:p>129196250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783364209297" calcext:value-type="float">
            <text:p>2,783364209297</text:p>
          </table:table-cell>
          <table:table-cell table:formula="of:=[.F23]/[.G23]" office:value-type="float" office:value="367.900110441757" calcext:value-type="float">
            <text:p>367,9001104417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111001001001000111001100</text:p>
          </table:table-cell>
          <table:table-cell office:value-type="float" office:value="1357156812" calcext:value-type="float">
            <text:p>135715681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17258592441561" calcext:value-type="float">
            <text:p>2,17258592441561</text:p>
          </table:table-cell>
          <table:table-cell table:formula="of:=[.F24]/[.G24]" office:value-type="float" office:value="471.327733689262" calcext:value-type="float">
            <text:p>471,3277336892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1001010010101010111011111</text:p>
          </table:table-cell>
          <table:table-cell office:value-type="float" office:value="1462326751" calcext:value-type="float">
            <text:p>146232675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0304907198932" calcext:value-type="float">
            <text:p>2,0304907198932</text:p>
          </table:table-cell>
          <table:table-cell table:formula="of:=[.F25]/[.G25]" office:value-type="float" office:value="504.311588310958" calcext:value-type="float">
            <text:p>504,3115883109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101001101110100101001011</text:p>
          </table:table-cell>
          <table:table-cell office:value-type="float" office:value="1520888139" calcext:value-type="float">
            <text:p>152088813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7061161828392" calcext:value-type="float">
            <text:p>1,7061161828392</text:p>
          </table:table-cell>
          <table:table-cell table:formula="of:=[.F26]/[.G26]" office:value-type="float" office:value="600.193591913495" calcext:value-type="float">
            <text:p>600,1935919134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1000001010100111011100110</text:p>
          </table:table-cell>
          <table:table-cell office:value-type="float" office:value="1527074534" calcext:value-type="float">
            <text:p>152707453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78855696439909" calcext:value-type="float">
            <text:p>1,78855696439909</text:p>
          </table:table-cell>
          <table:table-cell table:formula="of:=[.F27]/[.G27]" office:value-type="float" office:value="572.528591698525" calcext:value-type="float">
            <text:p>572,5285916985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00001111110100110100100001</text:p>
          </table:table-cell>
          <table:table-cell office:value-type="float" office:value="1547652385" calcext:value-type="float">
            <text:p>154765238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88226792792993" calcext:value-type="float">
            <text:p>1,88226792792993</text:p>
          </table:table-cell>
          <table:table-cell table:formula="of:=[.F28]/[.G28]" office:value-type="float" office:value="544.024569937909" calcext:value-type="float">
            <text:p>544,0245699379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001101110101010101110000</text:p>
          </table:table-cell>
          <table:table-cell office:value-type="float" office:value="1765234032" calcext:value-type="float">
            <text:p>176523403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26303799719362" calcext:value-type="float">
            <text:p>1,26303799719362</text:p>
          </table:table-cell>
          <table:table-cell table:formula="of:=[.F29]/[.G29]" office:value-type="float" office:value="810.743621549989" calcext:value-type="float">
            <text:p>810,7436215499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1111100010010100100101011</text:p>
          </table:table-cell>
          <table:table-cell office:value-type="float" office:value="1810966827" calcext:value-type="float">
            <text:p>181096682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81154446409451" calcext:value-type="float">
            <text:p>1,81154446409451</text:p>
          </table:table-cell>
          <table:table-cell table:formula="of:=[.F30]/[.G30]" office:value-type="float" office:value="565.263519773356" calcext:value-type="float">
            <text:p>565,2635197733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110001000000110100010001</text:p>
          </table:table-cell>
          <table:table-cell office:value-type="float" office:value="1824787729" calcext:value-type="float">
            <text:p>182478772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82323472672772" calcext:value-type="float">
            <text:p>1,82323472672772</text:p>
          </table:table-cell>
          <table:table-cell table:formula="of:=[.F31]/[.G31]" office:value-type="float" office:value="561.639148809896" calcext:value-type="float">
            <text:p>561,6391488098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111100010110000010001000</text:p>
          </table:table-cell>
          <table:table-cell office:value-type="float" office:value="1961975944" calcext:value-type="float">
            <text:p>1961975944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07008851522728" calcext:value-type="float">
            <text:p>2,07008851522728</text:p>
          </table:table-cell>
          <table:table-cell table:formula="of:=[.F32]/[.G32]" office:value-type="float" office:value="494.664837985236" calcext:value-type="float">
            <text:p>494,6648379852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111011101101110111111001</text:p>
          </table:table-cell>
          <table:table-cell office:value-type="float" office:value="2213469689" calcext:value-type="float">
            <text:p>221346968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58480408176834" calcext:value-type="float">
            <text:p>1,58480408176834</text:p>
          </table:table-cell>
          <table:table-cell table:formula="of:=[.F33]/[.G33]" office:value-type="float" office:value="646.136649810626" calcext:value-type="float">
            <text:p>646,1366498106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0011101010010000010000010</text:p>
          </table:table-cell>
          <table:table-cell office:value-type="float" office:value="2255822978" calcext:value-type="float">
            <text:p>225582297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9973666638635" calcext:value-type="float">
            <text:p>1,9973666638635</text:p>
          </table:table-cell>
          <table:table-cell table:formula="of:=[.F34]/[.G34]" office:value-type="float" office:value="512.675022831952" calcext:value-type="float">
            <text:p>512,6750228319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0110000101110111000111001</text:p>
          </table:table-cell>
          <table:table-cell office:value-type="float" office:value="2328030777" calcext:value-type="float">
            <text:p>232803077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75854598182789" calcext:value-type="float">
            <text:p>1,75854598182789</text:p>
          </table:table-cell>
          <table:table-cell table:formula="of:=[.F35]/[.G35]" office:value-type="float" office:value="582.299246412437" calcext:value-type="float">
            <text:p>582,2992464124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00101011000111100100111111</text:p>
          </table:table-cell>
          <table:table-cell office:value-type="float" office:value="2360113471" calcext:value-type="float">
            <text:p>236011347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89536211757888" calcext:value-type="float">
            <text:p>2,89536211757888</text:p>
          </table:table-cell>
          <table:table-cell table:formula="of:=[.F36]/[.G36]" office:value-type="float" office:value="353.669060523689" calcext:value-type="float">
            <text:p>353,6690605236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0010000011100001010000111</text:p>
          </table:table-cell>
          <table:table-cell office:value-type="float" office:value="2755773063" calcext:value-type="float">
            <text:p>27557730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38209979612355" calcext:value-type="float">
            <text:p>1,38209979612355</text:p>
          </table:table-cell>
          <table:table-cell table:formula="of:=[.F37]/[.G37]" office:value-type="float" office:value="740.901635954269" calcext:value-type="float">
            <text:p>740,9016359542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1010000101001101111000001</text:p>
          </table:table-cell>
          <table:table-cell office:value-type="float" office:value="2772605889" calcext:value-type="float">
            <text:p>277260588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42745346647062" calcext:value-type="float">
            <text:p>1,42745346647062</text:p>
          </table:table-cell>
          <table:table-cell table:formula="of:=[.F38]/[.G38]" office:value-type="float" office:value="717.36138799105" calcext:value-type="float">
            <text:p>717,361387991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10111000111101010111100011</text:p>
          </table:table-cell>
          <table:table-cell office:value-type="float" office:value="2799949283" calcext:value-type="float">
            <text:p>279994928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6116869279769" calcext:value-type="float">
            <text:p>2,6116869279769</text:p>
          </table:table-cell>
          <table:table-cell table:formula="of:=[.F39]/[.G39]" office:value-type="float" office:value="392.083748258917" calcext:value-type="float">
            <text:p>392,0837482589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01101001101010011101</text:p>
          </table:table-cell>
          <table:table-cell office:value-type="float" office:value="2996214429" calcext:value-type="float">
            <text:p>299621442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87147926937154" calcext:value-type="float">
            <text:p>2,87147926937154</text:p>
          </table:table-cell>
          <table:table-cell table:formula="of:=[.F40]/[.G40]" office:value-type="float" office:value="356.610619105781" calcext:value-type="float">
            <text:p>356,6106191057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0000000010010001101001101</text:p>
          </table:table-cell>
          <table:table-cell office:value-type="float" office:value="3019973453" calcext:value-type="float">
            <text:p>301997345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27119365413481" calcext:value-type="float">
            <text:p>1,27119365413481</text:p>
          </table:table-cell>
          <table:table-cell table:formula="of:=[.F41]/[.G41]" office:value-type="float" office:value="805.542095548728" calcext:value-type="float">
            <text:p>805,5420955487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00100111010001010101110111</text:p>
          </table:table-cell>
          <table:table-cell office:value-type="float" office:value="3164411255" calcext:value-type="float">
            <text:p>316441125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26411066080875" calcext:value-type="float">
            <text:p>3,26411066080875</text:p>
          </table:table-cell>
          <table:table-cell table:formula="of:=[.F42]/[.G42]" office:value-type="float" office:value="313.714854185208" calcext:value-type="float">
            <text:p>313,7148541852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11100011011111010111001101</text:p>
          </table:table-cell>
          <table:table-cell office:value-type="float" office:value="3213751757" calcext:value-type="float">
            <text:p>321375175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19985644458965" calcext:value-type="float">
            <text:p>2,19985644458965</text:p>
          </table:table-cell>
          <table:table-cell table:formula="of:=[.F43]/[.G43]" office:value-type="float" office:value="465.484919490286" calcext:value-type="float">
            <text:p>465,4849194902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001001010111011011010101011</text:p>
          </table:table-cell>
          <table:table-cell office:value-type="float" office:value="3240867499" calcext:value-type="float">
            <text:p>3240867499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21938259847234" calcext:value-type="float">
            <text:p>2,21938259847234</text:p>
          </table:table-cell>
          <table:table-cell table:formula="of:=[.F44]/[.G44]" office:value-type="float" office:value="461.389577761332" calcext:value-type="float">
            <text:p>461,3895777613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0000111000001010110001010</text:p>
          </table:table-cell>
          <table:table-cell office:value-type="float" office:value="3290174858" calcext:value-type="float">
            <text:p>329017485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38265514751289" calcext:value-type="float">
            <text:p>2,38265514751289</text:p>
          </table:table-cell>
          <table:table-cell table:formula="of:=[.F45]/[.G45]" office:value-type="float" office:value="429.77264295628" calcext:value-type="float">
            <text:p>429,772642956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1010100101111110110011011</text:p>
          </table:table-cell>
          <table:table-cell office:value-type="float" office:value="3545431451" calcext:value-type="float">
            <text:p>3545431451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70636013250662" calcext:value-type="float">
            <text:p>2,70636013250662</text:p>
          </table:table-cell>
          <table:table-cell table:formula="of:=[.F46]/[.G46]" office:value-type="float" office:value="378.367973907292" calcext:value-type="float">
            <text:p>378,3679739072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0111000100110010110101110</text:p>
          </table:table-cell>
          <table:table-cell office:value-type="float" office:value="3974260142" calcext:value-type="float">
            <text:p>397426014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65584763847888" calcext:value-type="float">
            <text:p>3,65584763847888</text:p>
          </table:table-cell>
          <table:table-cell table:formula="of:=[.F47]/[.G47]" office:value-type="float" office:value="280.099200311877" calcext:value-type="float">
            <text:p>280,0992003118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000000110000010000110111</text:p>
          </table:table-cell>
          <table:table-cell office:value-type="float" office:value="4026729527" calcext:value-type="float">
            <text:p>402672952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14087678192288" calcext:value-type="float">
            <text:p>3,14087678192288</text:p>
          </table:table-cell>
          <table:table-cell table:formula="of:=[.F48]/[.G48]" office:value-type="float" office:value="326.023614136526" calcext:value-type="float">
            <text:p>326,0236141365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1011111101010011011010100</text:p>
          </table:table-cell>
          <table:table-cell office:value-type="float" office:value="4051609300" calcext:value-type="float">
            <text:p>405160930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95876916283142" calcext:value-type="float">
            <text:p>2,95876916283142</text:p>
          </table:table-cell>
          <table:table-cell table:formula="of:=[.F49]/[.G49]" office:value-type="float" office:value="346.08985819633" calcext:value-type="float">
            <text:p>346,089858196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10101110001111111100101111</text:p>
          </table:table-cell>
          <table:table-cell office:value-type="float" office:value="4072210223" calcext:value-type="float">
            <text:p>407221022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.74629175678308" calcext:value-type="float">
            <text:p>2,74629175678308</text:p>
          </table:table-cell>
          <table:table-cell table:formula="of:=[.F50]/[.G50]" office:value-type="float" office:value="372.866428874797" calcext:value-type="float">
            <text:p>372,8664288747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011000111111110010100101001</text:p>
          </table:table-cell>
          <table:table-cell office:value-type="float" office:value="4213171497" calcext:value-type="float">
            <text:p>421317149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.61990357508565" calcext:value-type="float">
            <text:p>1,61990357508565</text:p>
          </table:table-cell>
          <table:table-cell table:formula="of:=[.F51]/[.G51]" office:value-type="float" office:value="632.13639117122" calcext:value-type="float">
            <text:p>632,13639117122</text:p>
          </table:table-cell>
        </table:table-row>
      </table:table>
      <table:table table:name="bignum_64_01.dat - 4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11111111011100001110000001100100000101110011000110</text:p>
          </table:table-cell>
          <table:table-cell office:value-type="float" office:value="1.39609129605947E+017" calcext:value-type="float">
            <text:p>1,39609129605947E+017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9.383742438142" calcext:value-type="float">
            <text:p>489,383742438142</text:p>
          </table:table-cell>
          <table:table-cell table:formula="of:=[.F2]/[.G2]" office:value-type="float" office:value="535.661439617878" calcext:value-type="float">
            <text:p>535,661439617878</text:p>
          </table:table-cell>
          <table:table-cell/>
          <table:table-cell table:formula="of:= 4 * 2^(64/4)"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101100111000000101101000111011010110011100011101001100</text:p>
          </table:table-cell>
          <table:table-cell office:value-type="float" office:value="1.3997402623528E+018" calcext:value-type="float">
            <text:p>1,3997402623528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4.713438587269" calcext:value-type="float">
            <text:p>494,713438587269</text:p>
          </table:table-cell>
          <table:table-cell table:formula="of:=[.F3]/[.G3]" office:value-type="float" office:value="529.890598380737" calcext:value-type="float">
            <text:p>529,890598380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0011110111100101111000101101001001101110101010101110000</text:p>
          </table:table-cell>
          <table:table-cell office:value-type="float" office:value="1.91823760997268E+018" calcext:value-type="float">
            <text:p>1,91823760997268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1.405839786282" calcext:value-type="float">
            <text:p>531,405839786282</text:p>
          </table:table-cell>
          <table:table-cell table:formula="of:=[.F4]/[.G4]" office:value-type="float" office:value="493.302821258848" calcext:value-type="float">
            <text:p>493,302821258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1101011000011101111110111111011000111111110010100101001</text:p>
          </table:table-cell>
          <table:table-cell office:value-type="float" office:value="2.51612130081924E+018" calcext:value-type="float">
            <text:p>2,51612130081924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1.584734577285" calcext:value-type="float">
            <text:p>431,584734577285</text:p>
          </table:table-cell>
          <table:table-cell table:formula="of:=[.F5]/[.G5]" office:value-type="float" office:value="607.398684424639" calcext:value-type="float">
            <text:p>607,398684424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11111101111111010111001011100001111110100110100100001</text:p>
          </table:table-cell>
          <table:table-cell office:value-type="float" office:value="2.56698106821734E+018" calcext:value-type="float">
            <text:p>2,56698106821734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4.362847588262" calcext:value-type="float">
            <text:p>354,362847588262</text:p>
          </table:table-cell>
          <table:table-cell table:formula="of:=[.F6]/[.G6]" office:value-type="float" office:value="739.761523489584" calcext:value-type="float">
            <text:p>739,761523489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1011010000010111100101011011011111111100000011110110110</text:p>
          </table:table-cell>
          <table:table-cell office:value-type="float" office:value="2.97970706936116E+018" calcext:value-type="float">
            <text:p>2,97970706936116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3.208914532936" calcext:value-type="float">
            <text:p>233,208914532936</text:p>
          </table:table-cell>
          <table:table-cell table:formula="of:=[.F7]/[.G7]" office:value-type="float" office:value="1124.07366813149" calcext:value-type="float">
            <text:p>1124,07366813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11100001111000010111010000001110110101110111100110111</text:p>
          </table:table-cell>
          <table:table-cell office:value-type="float" office:value="3.35862559255632E+018" calcext:value-type="float">
            <text:p>3,35862559255632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.335726046458" calcext:value-type="float">
            <text:p>409,335726046458</text:p>
          </table:table-cell>
          <table:table-cell table:formula="of:=[.F8]/[.G8]" office:value-type="float" office:value="640.413194645629" calcext:value-type="float">
            <text:p>640,413194645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01010100110011000010110010001010110000101110111000111001</text:p>
          </table:table-cell>
          <table:table-cell office:value-type="float" office:value="3.55469049758082E+018" calcext:value-type="float">
            <text:p>3,55469049758082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4.048264363922" calcext:value-type="float">
            <text:p>574,048264363922</text:p>
          </table:table-cell>
          <table:table-cell table:formula="of:=[.F9]/[.G9]" office:value-type="float" office:value="456.658466323333" calcext:value-type="float">
            <text:p>456,65846632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1100010011001010110011110101101100100100011110010011111</text:p>
          </table:table-cell>
          <table:table-cell office:value-type="float" office:value="3.77469093365798E+018" calcext:value-type="float">
            <text:p>3,77469093365798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8.333276806258" calcext:value-type="float">
            <text:p>388,333276806258</text:p>
          </table:table-cell>
          <table:table-cell table:formula="of:=[.F10]/[.G10]" office:value-type="float" office:value="675.04902530098" calcext:value-type="float">
            <text:p>675,04902530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000010011010001000011110011000100000111000001010110001010</text:p>
          </table:table-cell>
          <table:table-cell office:value-type="float" office:value="3.89653313038451E+018" calcext:value-type="float">
            <text:p>3,89653313038451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2.174121245894" calcext:value-type="float">
            <text:p>322,174121245894</text:p>
          </table:table-cell>
          <table:table-cell table:formula="of:=[.F11]/[.G11]" office:value-type="float" office:value="813.671808853707" calcext:value-type="float">
            <text:p>813,671808853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100101010011000000100000001110010010101100100011010100</text:p>
          </table:table-cell>
          <table:table-cell office:value-type="float" office:value="3.99168024221704E+018" calcext:value-type="float">
            <text:p>3,99168024221704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9.553064043414" calcext:value-type="float">
            <text:p>289,553064043414</text:p>
          </table:table-cell>
          <table:table-cell table:formula="of:=[.F12]/[.G12]" office:value-type="float" office:value="905.340100150678" calcext:value-type="float">
            <text:p>905,340100150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00010010010101111001101000101000001001000100100001111010</text:p>
          </table:table-cell>
          <table:table-cell office:value-type="float" office:value="4.18450332339066E+018" calcext:value-type="float">
            <text:p>4,18450332339066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.5256812263" calcext:value-type="float">
            <text:p>227,5256812263</text:p>
          </table:table-cell>
          <table:table-cell table:formula="of:=[.F13]/[.G13]" office:value-type="float" office:value="1152.15125864965" calcext:value-type="float">
            <text:p>1152,15125864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0101111110000010011011011010011010100101111110110011011</text:p>
          </table:table-cell>
          <table:table-cell office:value-type="float" office:value="4.3368974073989E+018" calcext:value-type="float">
            <text:p>4,3368974073989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1.894033695343" calcext:value-type="float">
            <text:p>751,894033695343</text:p>
          </table:table-cell>
          <table:table-cell table:formula="of:=[.F14]/[.G14]" office:value-type="float" office:value="348.64487315006" calcext:value-type="float">
            <text:p>348,64487315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0111001011101111100111101001000001001000001010101111</text:p>
          </table:table-cell>
          <table:table-cell office:value-type="float" office:value="4.41104601092381E+018" calcext:value-type="float">
            <text:p>4,41104601092381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6.127266142597" calcext:value-type="float">
            <text:p>416,127266142597</text:p>
          </table:table-cell>
          <table:table-cell table:formula="of:=[.F15]/[.G15]" office:value-type="float" office:value="629.961123264077" calcext:value-type="float">
            <text:p>629,961123264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1001110000000010011011100011100010110101001000001010</text:p>
          </table:table-cell>
          <table:table-cell office:value-type="float" office:value="4.41176858324496E+018" calcext:value-type="float">
            <text:p>4,41176858324496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0.198658107315" calcext:value-type="float">
            <text:p>530,198658107315</text:p>
          </table:table-cell>
          <table:table-cell table:formula="of:=[.F16]/[.G16]" office:value-type="float" office:value="494.425996730721" calcext:value-type="float">
            <text:p>494,425996730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001110111000100101011011100010000111001110100111001001111</text:p>
          </table:table-cell>
          <table:table-cell office:value-type="float" office:value="4.50108693005201E+018" calcext:value-type="float">
            <text:p>4,50108693005201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6.66917620362" calcext:value-type="float">
            <text:p>186,66917620362</text:p>
          </table:table-cell>
          <table:table-cell table:formula="of:=[.F17]/[.G17]" office:value-type="float" office:value="1404.32397748438" calcext:value-type="float">
            <text:p>1404,32397748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0100011011010100100110101010000111001001001000111001100</text:p>
          </table:table-cell>
          <table:table-cell office:value-type="float" office:value="4.72974091397134E+018" calcext:value-type="float">
            <text:p>4,72974091397134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4.702482647487" calcext:value-type="float">
            <text:p>374,702482647487</text:p>
          </table:table-cell>
          <table:table-cell table:formula="of:=[.F18]/[.G18]" office:value-type="float" office:value="699.605719577311" calcext:value-type="float">
            <text:p>699,605719577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11011110000010001110100000010110010100110100010001110011</text:p>
          </table:table-cell>
          <table:table-cell office:value-type="float" office:value="4.89035603827093E+018" calcext:value-type="float">
            <text:p>4,89035603827093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1.071810315831" calcext:value-type="float">
            <text:p>181,071810315831</text:p>
          </table:table-cell>
          <table:table-cell table:formula="of:=[.F19]/[.G19]" office:value-type="float" office:value="1447.7350148693" calcext:value-type="float">
            <text:p>1447,7350148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010000101110111100010100101110000001000110100010001100</text:p>
          </table:table-cell>
          <table:table-cell office:value-type="float" office:value="5.12079923187525E+018" calcext:value-type="float">
            <text:p>5,12079923187525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1.742051373495" calcext:value-type="float">
            <text:p>441,742051373495</text:p>
          </table:table-cell>
          <table:table-cell table:formula="of:=[.F20]/[.G20]" office:value-type="float" office:value="593.432296483714" calcext:value-type="float">
            <text:p>593,432296483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00111000101101110110100010001001110010101001100110001000101</text:p>
          </table:table-cell>
          <table:table-cell office:value-type="float" office:value="5.31586083722709E+018" calcext:value-type="float">
            <text:p>5,31586083722709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2.842021623032" calcext:value-type="float">
            <text:p>512,842021623032</text:p>
          </table:table-cell>
          <table:table-cell table:formula="of:=[.F21]/[.G21]" office:value-type="float" office:value="511.15936086979" calcext:value-type="float">
            <text:p>511,15936086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001110010001000110100011110111000000110000100100110</text:p>
          </table:table-cell>
          <table:table-cell office:value-type="float" office:value="5.54893672433113E+018" calcext:value-type="float">
            <text:p>5,54893672433113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7.887125795774" calcext:value-type="float">
            <text:p>427,887125795774</text:p>
          </table:table-cell>
          <table:table-cell table:formula="of:=[.F22]/[.G22]" office:value-type="float" office:value="612.647551646877" calcext:value-type="float">
            <text:p>612,647551646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11100101001010101011101111101101100110001000000110100010001</text:p>
          </table:table-cell>
          <table:table-cell office:value-type="float" office:value="6.28064557343572E+018" calcext:value-type="float">
            <text:p>6,28064557343572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0.736501422588" calcext:value-type="float">
            <text:p>290,736501422588</text:p>
          </table:table-cell>
          <table:table-cell table:formula="of:=[.F23]/[.G23]" office:value-type="float" office:value="901.654930555044" calcext:value-type="float">
            <text:p>901,654930555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10100110111010010100101100110001100100011001000010100110</text:p>
          </table:table-cell>
          <table:table-cell office:value-type="float" office:value="6.53216481871093E+018" calcext:value-type="float">
            <text:p>6,53216481871093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4.828953372441" calcext:value-type="float">
            <text:p>434,828953372441</text:p>
          </table:table-cell>
          <table:table-cell table:formula="of:=[.F24]/[.G24]" office:value-type="float" office:value="602.866938751127" calcext:value-type="float">
            <text:p>602,866938751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100011100000010110110111101011111101010001000000010010011</text:p>
          </table:table-cell>
          <table:table-cell office:value-type="float" office:value="7.14159568207692E+018" calcext:value-type="float">
            <text:p>7,14159568207692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0.378090113183" calcext:value-type="float">
            <text:p>360,378090113183</text:p>
          </table:table-cell>
          <table:table-cell table:formula="of:=[.F25]/[.G25]" office:value-type="float" office:value="727.413811193875" calcext:value-type="float">
            <text:p>727,41381119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111110001001010010010101110100110111000111101010111100011</text:p>
          </table:table-cell>
          <table:table-cell office:value-type="float" office:value="7.77804329890584E+018" calcext:value-type="float">
            <text:p>7,77804329890584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3.694705359833" calcext:value-type="float">
            <text:p>513,694705359833</text:p>
          </table:table-cell>
          <table:table-cell table:formula="of:=[.F26]/[.G26]" office:value-type="float" office:value="510.310885560662" calcext:value-type="float">
            <text:p>510,310885560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0000101101100111001111010011100011011110000110111111101</text:p>
          </table:table-cell>
          <table:table-cell office:value-type="float" office:value="7.96396900988532E+018" calcext:value-type="float">
            <text:p>7,96396900988532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7.274528343986" calcext:value-type="float">
            <text:p>437,274528343986</text:p>
          </table:table-cell>
          <table:table-cell table:formula="of:=[.F27]/[.G27]" office:value-type="float" office:value="599.495243852352" calcext:value-type="float">
            <text:p>599,495243852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100111011000011111111110011110111100110001101100001010110</text:p>
          </table:table-cell>
          <table:table-cell office:value-type="float" office:value="8.44736310522366E+018" calcext:value-type="float">
            <text:p>8,44736310522366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7.342499798513" calcext:value-type="float">
            <text:p>497,342499798513</text:p>
          </table:table-cell>
          <table:table-cell table:formula="of:=[.F28]/[.G28]" office:value-type="float" office:value="527.089480802871" calcext:value-type="float">
            <text:p>527,089480802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110010111111001110001101000000110001011101100010111110111</text:p>
          </table:table-cell>
          <table:table-cell office:value-type="float" office:value="9.19407126325905E+018" calcext:value-type="float">
            <text:p>9,19407126325905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8.282458189318" calcext:value-type="float">
            <text:p>628,282458189318</text:p>
          </table:table-cell>
          <table:table-cell table:formula="of:=[.F29]/[.G29]" office:value-type="float" office:value="417.239088220746" calcext:value-type="float">
            <text:p>417,239088220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11101110110111011111100111000001001010111011011010101011</text:p>
          </table:table-cell>
          <table:table-cell office:value-type="float" office:value="9.50677992818316E+018" calcext:value-type="float">
            <text:p>9,50677992818316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7.324968706424" calcext:value-type="float">
            <text:p>667,324968706424</text:p>
          </table:table-cell>
          <table:table-cell table:formula="of:=[.F30]/[.G30]" office:value-type="float" office:value="392.828100690063" calcext:value-type="float">
            <text:p>392,828100690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0001011100110110000010110000011011101101101100010011001</text:p>
          </table:table-cell>
          <table:table-cell office:value-type="float" office:value="9.65898427380891E+018" calcext:value-type="float">
            <text:p>9,65898427380891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7.533095683981" calcext:value-type="float">
            <text:p>767,533095683981</text:p>
          </table:table-cell>
          <table:table-cell table:formula="of:=[.F31]/[.G31]" office:value-type="float" office:value="341.540972596618" calcext:value-type="float">
            <text:p>341,540972596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1110101001000001000001001001001001100111010001010000011</text:p>
          </table:table-cell>
          <table:table-cell office:value-type="float" office:value="9.68868591730345E+018" calcext:value-type="float">
            <text:p>9,68868591730345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.786304723141" calcext:value-type="float">
            <text:p>327,786304723141</text:p>
          </table:table-cell>
          <table:table-cell table:formula="of:=[.F32]/[.G32]" office:value-type="float" office:value="799.740551153946" calcext:value-type="float">
            <text:p>799,740551153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010111100000111110100100000000111000001100110000001101110</text:p>
          </table:table-cell>
          <table:table-cell office:value-type="float" office:value="9.99689966707162E+018" calcext:value-type="float">
            <text:p>9,99689966707162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6.275798198705" calcext:value-type="float">
            <text:p>276,275798198705</text:p>
          </table:table-cell>
          <table:table-cell table:formula="of:=[.F33]/[.G33]" office:value-type="float" office:value="948.848946267306" calcext:value-type="float">
            <text:p>948,848946267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0010101100011110010011111110100101010000101001101111000001</text:p>
          </table:table-cell>
          <table:table-cell office:value-type="float" office:value="1.01366101755667E+019" calcext:value-type="float">
            <text:p>1,01366101755667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5.53469364366" calcext:value-type="float">
            <text:p>595,53469364366</text:p>
          </table:table-cell>
          <table:table-cell table:formula="of:=[.F34]/[.G34]" office:value-type="float" office:value="440.182583479939" calcext:value-type="float">
            <text:p>440,182583479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1010001010010000100011110110010111000111010111011110</text:p>
          </table:table-cell>
          <table:table-cell office:value-type="float" office:value="1.10997293500777E+019" calcext:value-type="float">
            <text:p>1,10997293500777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2.136269947736" calcext:value-type="float">
            <text:p>592,136269947736</text:p>
          </table:table-cell>
          <table:table-cell table:formula="of:=[.F35]/[.G35]" office:value-type="float" office:value="442.70890554152" calcext:value-type="float">
            <text:p>442,70890554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10111101111010000001100001100001111011010000001001111110000</text:p>
          </table:table-cell>
          <table:table-cell office:value-type="float" office:value="1.13803859899098E+019" calcext:value-type="float">
            <text:p>1,13803859899098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9.928225275981" calcext:value-type="float">
            <text:p>229,928225275981</text:p>
          </table:table-cell>
          <table:table-cell table:formula="of:=[.F36]/[.G36]" office:value-type="float" office:value="1140.11230976689" calcext:value-type="float">
            <text:p>1140,11230976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001000001110000101000011100011111100100101101000000011101</text:p>
          </table:table-cell>
          <table:table-cell office:value-type="float" office:value="1.18359551813125E+019" calcext:value-type="float">
            <text:p>1,18359551813125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9.848357783425" calcext:value-type="float">
            <text:p>499,848357783425</text:p>
          </table:table-cell>
          <table:table-cell table:formula="of:=[.F37]/[.G37]" office:value-type="float" office:value="524.447056628287" calcext:value-type="float">
            <text:p>524,447056628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1110110000010110110001001110101000110101010000111000010001</text:p>
          </table:table-cell>
          <table:table-cell office:value-type="float" office:value="1.20832579402301E+019" calcext:value-type="float">
            <text:p>1,20832579402301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8.305982722492" calcext:value-type="float">
            <text:p>428,305982722492</text:p>
          </table:table-cell>
          <table:table-cell table:formula="of:=[.F38]/[.G38]" office:value-type="float" office:value="612.048419995684" calcext:value-type="float">
            <text:p>612,048419995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010111011000010101010011111111001011011010010110100101011</text:p>
          </table:table-cell>
          <table:table-cell office:value-type="float" office:value="1.27347840878807E+019" calcext:value-type="float">
            <text:p>1,27347840878807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5.077117034466" calcext:value-type="float">
            <text:p>395,077117034466</text:p>
          </table:table-cell>
          <table:table-cell table:formula="of:=[.F39]/[.G39]" office:value-type="float" office:value="663.526154001804" calcext:value-type="float">
            <text:p>663,52615400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110001110001000010101011001100001011100110110010110010001</text:p>
          </table:table-cell>
          <table:table-cell office:value-type="float" office:value="1.2794200246292E+019" calcext:value-type="float">
            <text:p>1,2794200246292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6.226787476053" calcext:value-type="float">
            <text:p>346,226787476053</text:p>
          </table:table-cell>
          <table:table-cell table:formula="of:=[.F40]/[.G40]" office:value-type="float" office:value="757.145343695081" calcext:value-type="float">
            <text:p>757,145343695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1010010110100110101001110101011011000001010100111011100110</text:p>
          </table:table-cell>
          <table:table-cell office:value-type="float" office:value="1.28686429858854E+019" calcext:value-type="float">
            <text:p>1,28686429858854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5.878607538394" calcext:value-type="float">
            <text:p>455,878607538394</text:p>
          </table:table-cell>
          <table:table-cell table:formula="of:=[.F41]/[.G41]" office:value-type="float" office:value="575.030272676092" calcext:value-type="float">
            <text:p>575,03027267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000000001001000110100110110111100100111010001010101110111</text:p>
          </table:table-cell>
          <table:table-cell office:value-type="float" office:value="1.29706872185876E+019" calcext:value-type="float">
            <text:p>1,29706872185876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0.540298049193" calcext:value-type="float">
            <text:p>400,540298049193</text:p>
          </table:table-cell>
          <table:table-cell table:formula="of:=[.F42]/[.G42]" office:value-type="float" office:value="654.475969775716" calcext:value-type="float">
            <text:p>654,475969775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0010111110000110110000100110110110111100100010001010001</text:p>
          </table:table-cell>
          <table:table-cell office:value-type="float" office:value="1.34094012378187E+019" calcext:value-type="float">
            <text:p>1,34094012378187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5.897712785964" calcext:value-type="float">
            <text:p>475,897712785964</text:p>
          </table:table-cell>
          <table:table-cell table:formula="of:=[.F43]/[.G43]" office:value-type="float" office:value="550.841058817822" calcext:value-type="float">
            <text:p>550,841058817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11110001101111101011100110100101011011010111000011010011101</text:p>
          </table:table-cell>
          <table:table-cell office:value-type="float" office:value="1.3802958694506E+019" calcext:value-type="float">
            <text:p>1,3802958694506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7.498242223342" calcext:value-type="float">
            <text:p>617,498242223342</text:p>
          </table:table-cell>
          <table:table-cell table:formula="of:=[.F44]/[.G44]" office:value-type="float" office:value="424.525904812512" calcext:value-type="float">
            <text:p>424,525904812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010100001011110000001111111010010111100011000101001110100</text:p>
          </table:table-cell>
          <table:table-cell office:value-type="float" office:value="1.50334291092178E+019" calcext:value-type="float">
            <text:p>1,50334291092178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.419733741694" calcext:value-type="float">
            <text:p>582,419733741694</text:p>
          </table:table-cell>
          <table:table-cell table:formula="of:=[.F45]/[.G45]" office:value-type="float" office:value="450.094639334906" calcext:value-type="float">
            <text:p>450,094639334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10011100010011001011010111001110100111100010110000010001000</text:p>
          </table:table-cell>
          <table:table-cell office:value-type="float" office:value="1.70693173376483E+019" calcext:value-type="float">
            <text:p>1,70693173376483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1.424699327192" calcext:value-type="float">
            <text:p>531,424699327192</text:p>
          </table:table-cell>
          <table:table-cell table:formula="of:=[.F46]/[.G46]" office:value-type="float" office:value="493.285314611621" calcext:value-type="float">
            <text:p>493,28531461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101111110101001101101010000110010101110100110001110111100</text:p>
          </table:table-cell>
          <table:table-cell office:value-type="float" office:value="1.74015294405205E+019" calcext:value-type="float">
            <text:p>1,74015294405205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5.037738326209" calcext:value-type="float">
            <text:p>545,037738326209</text:p>
          </table:table-cell>
          <table:table-cell table:formula="of:=[.F47]/[.G47]" office:value-type="float" office:value="480.964860901255" calcext:value-type="float">
            <text:p>480,964860901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0111000111111110010111111110000000000110000010000110111</text:p>
          </table:table-cell>
          <table:table-cell office:value-type="float" office:value="1.74900097342486E+019" calcext:value-type="float">
            <text:p>1,74900097342486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2.475942681251" calcext:value-type="float">
            <text:p>662,475942681251</text:p>
          </table:table-cell>
          <table:table-cell table:formula="of:=[.F48]/[.G48]" office:value-type="float" office:value="395.703425756141" calcext:value-type="float">
            <text:p>395,7034257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1100010111111100001001010001001111010000000000011000111</text:p>
          </table:table-cell>
          <table:table-cell office:value-type="float" office:value="1.75018304574917E+019" calcext:value-type="float">
            <text:p>1,75018304574917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2.499016514636" calcext:value-type="float">
            <text:p>572,499016514636</text:p>
          </table:table-cell>
          <table:table-cell table:formula="of:=[.F49]/[.G49]" office:value-type="float" office:value="457.894236388262" calcext:value-type="float">
            <text:p>457,894236388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001000100110000110001001101111100110010110010001000100010</text:p>
          </table:table-cell>
          <table:table-cell office:value-type="float" office:value="1.77455229202121E+019" calcext:value-type="float">
            <text:p>1,77455229202121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5.277767680379" calcext:value-type="float">
            <text:p>515,277767680379</text:p>
          </table:table-cell>
          <table:table-cell table:formula="of:=[.F50]/[.G50]" office:value-type="float" office:value="508.743082745625" calcext:value-type="float">
            <text:p>508,74308274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0000100111010000000111110111110001100111100010101100110011</text:p>
          </table:table-cell>
          <table:table-cell office:value-type="float" office:value="1.81695621313183E+019" calcext:value-type="float">
            <text:p>1,81695621313183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6.122980647543" calcext:value-type="float">
            <text:p>566,122980647543</text:p>
          </table:table-cell>
          <table:table-cell table:formula="of:=[.F51]/[.G51]" office:value-type="float" office:value="463.051331532513" calcext:value-type="float">
            <text:p>463,051331532513</text:p>
          </table:table-cell>
          <table:table-cell table:number-columns-repeated="2"/>
        </table:table-row>
      </table:table>
      <table:table table:name="bignum_64_02.dat - 4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0010010111011000100011000100000111000110000000001111</text:p>
          </table:table-cell>
          <table:table-cell office:value-type="float" office:value="1.58291778898518E+017" calcext:value-type="float">
            <text:p>1,58291778898518E+017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6.627743026146" calcext:value-type="float">
            <text:p>316,627743026146</text:p>
          </table:table-cell>
          <table:table-cell table:formula="of:=[.F2]/[.G2]" office:value-type="float" office:value="827.924923743505" calcext:value-type="float">
            <text:p>827,9249237435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0110001101111001101001100111010100001101010000001111111</text:p>
          </table:table-cell>
          <table:table-cell office:value-type="float" office:value="7.34575829644124E+017" calcext:value-type="float">
            <text:p>7,34575829644124E+017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8.552985076739" calcext:value-type="float">
            <text:p>358,552985076739</text:p>
          </table:table-cell>
          <table:table-cell table:formula="of:=[.F3]/[.G3]" office:value-type="float" office:value="731.116490199893" calcext:value-type="float">
            <text:p>731,1164901998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100100000001010000100100110000011000010010101000101001</text:p>
          </table:table-cell>
          <table:table-cell office:value-type="float" office:value="8.56815366131756E+017" calcext:value-type="float">
            <text:p>8,56815366131756E+017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.3277773160773" calcext:value-type="float">
            <text:p>93,3277773160773</text:p>
          </table:table-cell>
          <table:table-cell table:formula="of:=[.F4]/[.G4]" office:value-type="float" office:value="2808.85292180682" calcext:value-type="float">
            <text:p>2808,852921806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0001110001110101101000101010111000010100101011111011100</text:p>
          </table:table-cell>
          <table:table-cell office:value-type="float" office:value="9.0472524593092E+017" calcext:value-type="float">
            <text:p>9,0472524593092E+017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1.280671165881" calcext:value-type="float">
            <text:p>211,280671165881</text:p>
          </table:table-cell>
          <table:table-cell table:formula="of:=[.F5]/[.G5]" office:value-type="float" office:value="1240.7382017174" calcext:value-type="float">
            <text:p>1240,73820171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00110011000001101011011101000001100111100001111111000110</text:p>
          </table:table-cell>
          <table:table-cell office:value-type="float" office:value="9.5111133045497E+017" calcext:value-type="float">
            <text:p>9,5111133045497E+017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.20785694461" calcext:value-type="float">
            <text:p>100,20785694461</text:p>
          </table:table-cell>
          <table:table-cell table:formula="of:=[.F6]/[.G6]" office:value-type="float" office:value="2616.0024572215" calcext:value-type="float">
            <text:p>2616,00245722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1110000001000111011111101110101010011000001001001001001</text:p>
          </table:table-cell>
          <table:table-cell office:value-type="float" office:value="1.61683157143965E+018" calcext:value-type="float">
            <text:p>1,61683157143965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4.931135700638" calcext:value-type="float">
            <text:p>194,931135700638</text:p>
          </table:table-cell>
          <table:table-cell table:formula="of:=[.F7]/[.G7]" office:value-type="float" office:value="1344.80312269141" calcext:value-type="float">
            <text:p>1344,803122691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0000100011011011110101110101010101110100010011111011000</text:p>
          </table:table-cell>
          <table:table-cell office:value-type="float" office:value="2.01885939191789E+018" calcext:value-type="float">
            <text:p>2,01885939191789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6.586902399192" calcext:value-type="float">
            <text:p>386,586902399192</text:p>
          </table:table-cell>
          <table:table-cell table:formula="of:=[.F8]/[.G8]" office:value-type="float" office:value="678.098503526921" calcext:value-type="float">
            <text:p>678,0985035269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0000110001100000000101110110011010101011010010001101001</text:p>
          </table:table-cell>
          <table:table-cell office:value-type="float" office:value="4.00093814577677E+018" calcext:value-type="float">
            <text:p>4,00093814577677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1.093027999784" calcext:value-type="float">
            <text:p>421,093027999784</text:p>
          </table:table-cell>
          <table:table-cell table:formula="of:=[.F9]/[.G9]" office:value-type="float" office:value="622.532273320219" calcext:value-type="float">
            <text:p>622,5322733202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101101111100111111010110101001111011010000100010111011111</text:p>
          </table:table-cell>
          <table:table-cell office:value-type="float" office:value="4.13870214928717E+018" calcext:value-type="float">
            <text:p>4,13870214928717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9.189443874471" calcext:value-type="float">
            <text:p>319,189443874471</text:p>
          </table:table-cell>
          <table:table-cell table:formula="of:=[.F10]/[.G10]" office:value-type="float" office:value="821.280293038433" calcext:value-type="float">
            <text:p>821,2802930384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001000100000000010100101101011100000100111000001111100001</text:p>
          </table:table-cell>
          <table:table-cell office:value-type="float" office:value="4.91905811617438E+018" calcext:value-type="float">
            <text:p>4,91905811617438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2.503661787258" calcext:value-type="float">
            <text:p>262,503661787258</text:p>
          </table:table-cell>
          <table:table-cell table:formula="of:=[.F11]/[.G11]" office:value-type="float" office:value="998.629878970795" calcext:value-type="float">
            <text:p>998,6298789707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10000110110000100000100011110100000101011010110010011011</text:p>
          </table:table-cell>
          <table:table-cell office:value-type="float" office:value="5.00990497920684E+018" calcext:value-type="float">
            <text:p>5,00990497920684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0.909083327985" calcext:value-type="float">
            <text:p>670,909083327985</text:p>
          </table:table-cell>
          <table:table-cell table:formula="of:=[.F12]/[.G12]" office:value-type="float" office:value="390.72954371054" calcext:value-type="float">
            <text:p>390,729543710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000100000011011101011110010110010011011111001100011111100</text:p>
          </table:table-cell>
          <table:table-cell office:value-type="float" office:value="5.05316053863626E+018" calcext:value-type="float">
            <text:p>5,05316053863626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4.170451760824" calcext:value-type="float">
            <text:p>634,170451760824</text:p>
          </table:table-cell>
          <table:table-cell table:formula="of:=[.F13]/[.G13]" office:value-type="float" office:value="413.365206896879" calcext:value-type="float">
            <text:p>413,3652068968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0101101100111011110100001110110000000100000000010010001110</text:p>
          </table:table-cell>
          <table:table-cell office:value-type="float" office:value="5.29086673624918E+018" calcext:value-type="float">
            <text:p>5,29086673624918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3.490154270247" calcext:value-type="float">
            <text:p>413,490154270247</text:p>
          </table:table-cell>
          <table:table-cell table:formula="of:=[.F14]/[.G14]" office:value-type="float" office:value="633.978819792331" calcext:value-type="float">
            <text:p>633,9788197923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1111011010010001001100010110010000011001000110111110011110</text:p>
          </table:table-cell>
          <table:table-cell office:value-type="float" office:value="5.46575671308927E+018" calcext:value-type="float">
            <text:p>5,46575671308927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6.140057821669" calcext:value-type="float">
            <text:p>426,140057821669</text:p>
          </table:table-cell>
          <table:table-cell table:formula="of:=[.F15]/[.G15]" office:value-type="float" office:value="615.159253837859" calcext:value-type="float">
            <text:p>615,1592538378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101001010000011110011001100010110111101111001101011010001</text:p>
          </table:table-cell>
          <table:table-cell office:value-type="float" office:value="6.00162616552768E+018" calcext:value-type="float">
            <text:p>6,00162616552768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6.158327459231" calcext:value-type="float">
            <text:p>236,158327459231</text:p>
          </table:table-cell>
          <table:table-cell table:formula="of:=[.F16]/[.G16]" office:value-type="float" office:value="1110.03496180017" calcext:value-type="float">
            <text:p>1110,034961800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0011101110010101011010010011110101010111100100011010010</text:p>
          </table:table-cell>
          <table:table-cell office:value-type="float" office:value="6.6016555059E+018" calcext:value-type="float">
            <text:p>6,6016555059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2.68295429648" calcext:value-type="float">
            <text:p>592,68295429648</text:p>
          </table:table-cell>
          <table:table-cell table:formula="of:=[.F17]/[.G17]" office:value-type="float" office:value="442.300555633774" calcext:value-type="float">
            <text:p>442,3005556337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001111101010101111000101100001100011110001111001111110101</text:p>
          </table:table-cell>
          <table:table-cell office:value-type="float" office:value="6.66457927829953E+018" calcext:value-type="float">
            <text:p>6,66457927829953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0.2492538507" calcext:value-type="float">
            <text:p>440,2492538507</text:p>
          </table:table-cell>
          <table:table-cell table:formula="of:=[.F18]/[.G18]" office:value-type="float" office:value="595.444507190238" calcext:value-type="float">
            <text:p>595,4445071902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00011010000100111110111000001101101110011011101010110101111</text:p>
          </table:table-cell>
          <table:table-cell office:value-type="float" office:value="6.97625112802426E+018" calcext:value-type="float">
            <text:p>6,97625112802426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4.391504163682" calcext:value-type="float">
            <text:p>484,391504163682</text:p>
          </table:table-cell>
          <table:table-cell table:formula="of:=[.F19]/[.G19]" office:value-type="float" office:value="541.182076371468" calcext:value-type="float">
            <text:p>541,1820763714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1110001110000011000001001100100100100101001011100101010110</text:p>
          </table:table-cell>
          <table:table-cell office:value-type="float" office:value="7.46191490895713E+018" calcext:value-type="float">
            <text:p>7,46191490895713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4.450883420115" calcext:value-type="float">
            <text:p>364,450883420115</text:p>
          </table:table-cell>
          <table:table-cell table:formula="of:=[.F20]/[.G20]" office:value-type="float" office:value="719.284852707622" calcext:value-type="float">
            <text:p>719,2848527076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1111010000011000000001010001111110011101111100101000101100</text:p>
          </table:table-cell>
          <table:table-cell office:value-type="float" office:value="7.48058462219979E+018" calcext:value-type="float">
            <text:p>7,48058462219979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6.114949737643" calcext:value-type="float">
            <text:p>486,114949737643</text:p>
          </table:table-cell>
          <table:table-cell table:formula="of:=[.F21]/[.G21]" office:value-type="float" office:value="539.263398793803" calcext:value-type="float">
            <text:p>539,2633987938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1001010011001010000101101010111111010111111111101101100001</text:p>
          </table:table-cell>
          <table:table-cell office:value-type="float" office:value="8.23797251361368E+018" calcext:value-type="float">
            <text:p>8,23797251361368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8.166478190073" calcext:value-type="float">
            <text:p>558,166478190073</text:p>
          </table:table-cell>
          <table:table-cell table:formula="of:=[.F22]/[.G22]" office:value-type="float" office:value="469.651994956838" calcext:value-type="float">
            <text:p>469,6519949568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011011111110110100001001011011111010100001010010110100001</text:p>
          </table:table-cell>
          <table:table-cell office:value-type="float" office:value="8.42168960279699E+018" calcext:value-type="float">
            <text:p>8,42168960279699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1.753375175903" calcext:value-type="float">
            <text:p>631,753375175903</text:p>
          </table:table-cell>
          <table:table-cell table:formula="of:=[.F23]/[.G23]" office:value-type="float" office:value="414.946734438909" calcext:value-type="float">
            <text:p>414,9467344389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110001110100001101001110011100011101001001101101001110101</text:p>
          </table:table-cell>
          <table:table-cell office:value-type="float" office:value="8.47085595752273E+018" calcext:value-type="float">
            <text:p>8,47085595752273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5.134432793736" calcext:value-type="float">
            <text:p>605,134432793736</text:p>
          </table:table-cell>
          <table:table-cell table:formula="of:=[.F24]/[.G24]" office:value-type="float" office:value="433.199609530984" calcext:value-type="float">
            <text:p>433,1996095309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1111111001001111010110111011101010100111101111100011000001</text:p>
          </table:table-cell>
          <table:table-cell office:value-type="float" office:value="8.93323888245807E+018" calcext:value-type="float">
            <text:p>8,93323888245807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8.070001826104" calcext:value-type="float">
            <text:p>658,070001826104</text:p>
          </table:table-cell>
          <table:table-cell table:formula="of:=[.F25]/[.G25]" office:value-type="float" office:value="398.352757719644" calcext:value-type="float">
            <text:p>398,3527577196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0101111010111101011111111111000000010100010110000101000000</text:p>
          </table:table-cell>
          <table:table-cell office:value-type="float" office:value="9.04180968069171E+018" calcext:value-type="float">
            <text:p>9,04180968069171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7.225793608192" calcext:value-type="float">
            <text:p>687,225793608192</text:p>
          </table:table-cell>
          <table:table-cell table:formula="of:=[.F26]/[.G26]" office:value-type="float" office:value="381.452504312514" calcext:value-type="float">
            <text:p>381,4525043125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11110010110100111110100110100011111011000011000011010010</text:p>
          </table:table-cell>
          <table:table-cell office:value-type="float" office:value="9.21966438761183E+018" calcext:value-type="float">
            <text:p>9,21966438761183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0.296966817432" calcext:value-type="float">
            <text:p>500,296966817432</text:p>
          </table:table-cell>
          <table:table-cell table:formula="of:=[.F27]/[.G27]" office:value-type="float" office:value="523.976792559011" calcext:value-type="float">
            <text:p>523,9767925590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01100011011100101111100000011000000111011100000001001010100</text:p>
          </table:table-cell>
          <table:table-cell office:value-type="float" office:value="9.44731149746609E+018" calcext:value-type="float">
            <text:p>9,44731149746609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6.991061406616" calcext:value-type="float">
            <text:p>416,991061406616</text:p>
          </table:table-cell>
          <table:table-cell table:formula="of:=[.F28]/[.G28]" office:value-type="float" office:value="628.656161395216" calcext:value-type="float">
            <text:p>628,6561613952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11110100110101110101101001000010010110011100110010110001010</text:p>
          </table:table-cell>
          <table:table-cell office:value-type="float" office:value="9.77470545267566E+018" calcext:value-type="float">
            <text:p>9,77470545267566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5.186030068201" calcext:value-type="float">
            <text:p>465,186030068201</text:p>
          </table:table-cell>
          <table:table-cell table:formula="of:=[.F29]/[.G29]" office:value-type="float" office:value="563.525091158836" calcext:value-type="float">
            <text:p>563,5250911588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000000011001010111101100110101011100001011101010101100111</text:p>
          </table:table-cell>
          <table:table-cell office:value-type="float" office:value="9.94484061604976E+018" calcext:value-type="float">
            <text:p>9,94484061604976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4.754759681973" calcext:value-type="float">
            <text:p>544,754759681973</text:p>
          </table:table-cell>
          <table:table-cell table:formula="of:=[.F30]/[.G30]" office:value-type="float" office:value="481.214703205235" calcext:value-type="float">
            <text:p>481,2147032052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011000000011101101100101101010110000111010111100011011000</text:p>
          </table:table-cell>
          <table:table-cell office:value-type="float" office:value="9.99812178845771E+018" calcext:value-type="float">
            <text:p>9,99812178845771E+018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8.719929364025" calcext:value-type="float">
            <text:p>468,719929364025</text:p>
          </table:table-cell>
          <table:table-cell table:formula="of:=[.F31]/[.G31]" office:value-type="float" office:value="559.276411301064" calcext:value-type="float">
            <text:p>559,2764113010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11010111010000000110001100011101011010100111111110000111001</text:p>
          </table:table-cell>
          <table:table-cell office:value-type="float" office:value="1.08609968569196E+019" calcext:value-type="float">
            <text:p>1,08609968569196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.15061189444" calcext:value-type="float">
            <text:p>615,15061189444</text:p>
          </table:table-cell>
          <table:table-cell table:formula="of:=[.F32]/[.G32]" office:value-type="float" office:value="426.146044450304" calcext:value-type="float">
            <text:p>426,1460444503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010111111100111011100000001111000110001101000100101000000</text:p>
          </table:table-cell>
          <table:table-cell office:value-type="float" office:value="1.18713805927575E+019" calcext:value-type="float">
            <text:p>1,18713805927575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6.936651109274" calcext:value-type="float">
            <text:p>466,936651109274</text:p>
          </table:table-cell>
          <table:table-cell table:formula="of:=[.F33]/[.G33]" office:value-type="float" office:value="561.412344430963" calcext:value-type="float">
            <text:p>561,4123444309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100001001010010111100011000111100111110101100011011101110</text:p>
          </table:table-cell>
          <table:table-cell office:value-type="float" office:value="1.18921196058472E+019" calcext:value-type="float">
            <text:p>1,18921196058472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7.454619140623" calcext:value-type="float">
            <text:p>417,454619140623</text:p>
          </table:table-cell>
          <table:table-cell table:formula="of:=[.F34]/[.G34]" office:value-type="float" office:value="627.958077310661" calcext:value-type="float">
            <text:p>627,9580773106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110000101011110011000000110110000111001111100111001101000111</text:p>
          </table:table-cell>
          <table:table-cell office:value-type="float" office:value="1.24062339569978E+019" calcext:value-type="float">
            <text:p>1,24062339569978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2.88825957228" calcext:value-type="float">
            <text:p>682,88825957228</text:p>
          </table:table-cell>
          <table:table-cell table:formula="of:=[.F35]/[.G35]" office:value-type="float" office:value="383.875394437431" calcext:value-type="float">
            <text:p>383,8753944374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1000101111110000110011101011101110111101000111010111101101</text:p>
          </table:table-cell>
          <table:table-cell office:value-type="float" office:value="1.28396957205411E+019" calcext:value-type="float">
            <text:p>1,28396957205411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3.022329097696" calcext:value-type="float">
            <text:p>683,022329097696</text:p>
          </table:table-cell>
          <table:table-cell table:formula="of:=[.F36]/[.G36]" office:value-type="float" office:value="383.80004405757" calcext:value-type="float">
            <text:p>383,800044057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01000111100110000000000110100101011111010010110110110101</text:p>
          </table:table-cell>
          <table:table-cell office:value-type="float" office:value="1.32066915651261E+019" calcext:value-type="float">
            <text:p>1,32066915651261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8.530700638373" calcext:value-type="float">
            <text:p>478,530700638373</text:p>
          </table:table-cell>
          <table:table-cell table:formula="of:=[.F37]/[.G37]" office:value-type="float" office:value="547.810202459932" calcext:value-type="float">
            <text:p>547,8102024599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10111011000110001110100000011011100110110000001100010010</text:p>
          </table:table-cell>
          <table:table-cell office:value-type="float" office:value="1.32392029147603E+019" calcext:value-type="float">
            <text:p>1,32392029147603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.040840955904" calcext:value-type="float">
            <text:p>250,040840955904</text:p>
          </table:table-cell>
          <table:table-cell table:formula="of:=[.F38]/[.G38]" office:value-type="float" office:value="1048.40472859484" calcext:value-type="float">
            <text:p>1048,404728594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0011011101111000111000000100011101001111100001011011100011</text:p>
          </table:table-cell>
          <table:table-cell office:value-type="float" office:value="1.33210534165127E+019" calcext:value-type="float">
            <text:p>1,33210534165127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4.307808519928" calcext:value-type="float">
            <text:p>454,307808519928</text:p>
          </table:table-cell>
          <table:table-cell table:formula="of:=[.F39]/[.G39]" office:value-type="float" office:value="577.018477525246" calcext:value-type="float">
            <text:p>577,0184775252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1000111101010000001011100101111101000100000000100111110011</text:p>
          </table:table-cell>
          <table:table-cell office:value-type="float" office:value="1.34199536300453E+019" calcext:value-type="float">
            <text:p>1,34199536300453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8.086797223724" calcext:value-type="float">
            <text:p>348,086797223724</text:p>
          </table:table-cell>
          <table:table-cell table:formula="of:=[.F40]/[.G40]" office:value-type="float" office:value="753.09952026567" calcext:value-type="float">
            <text:p>753,099520265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0001000100000100110010101011000000001111110100011011011100</text:p>
          </table:table-cell>
          <table:table-cell office:value-type="float" office:value="1.35659890518817E+019" calcext:value-type="float">
            <text:p>1,35659890518817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2.30112628379" calcext:value-type="float">
            <text:p>432,30112628379</text:p>
          </table:table-cell>
          <table:table-cell table:formula="of:=[.F41]/[.G41]" office:value-type="float" office:value="606.392128222012" calcext:value-type="float">
            <text:p>606,3921282220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1011100111111001011011100001001011110111001001001110011111</text:p>
          </table:table-cell>
          <table:table-cell office:value-type="float" office:value="1.3756216166536E+019" calcext:value-type="float">
            <text:p>1,3756216166536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5.561652951083" calcext:value-type="float">
            <text:p>535,561652951083</text:p>
          </table:table-cell>
          <table:table-cell table:formula="of:=[.F42]/[.G42]" office:value-type="float" office:value="489.47492516598" calcext:value-type="float">
            <text:p>489,474925165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100110100101011010110010111100110111100100100010010001000</text:p>
          </table:table-cell>
          <table:table-cell office:value-type="float" office:value="1.60836708224248E+019" calcext:value-type="float">
            <text:p>1,60836708224248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0.689115222397" calcext:value-type="float">
            <text:p>660,689115222397</text:p>
          </table:table-cell>
          <table:table-cell table:formula="of:=[.F43]/[.G43]" office:value-type="float" office:value="396.77360192586" calcext:value-type="float">
            <text:p>396,773601925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111001100100000001011100001011101001011110101111110011100</text:p>
          </table:table-cell>
          <table:table-cell office:value-type="float" office:value="1.61264058950326E+019" calcext:value-type="float">
            <text:p>1,61264058950326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5.908987818561" calcext:value-type="float">
            <text:p>555,908987818561</text:p>
          </table:table-cell>
          <table:table-cell table:formula="of:=[.F44]/[.G44]" office:value-type="float" office:value="471.559204373863" calcext:value-type="float">
            <text:p>471,5592043738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0000000011101100100111000011000110101101100110101100101011</text:p>
          </table:table-cell>
          <table:table-cell office:value-type="float" office:value="1.61419416868659E+019" calcext:value-type="float">
            <text:p>1,61419416868659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1.704799860084" calcext:value-type="float">
            <text:p>651,704799860084</text:p>
          </table:table-cell>
          <table:table-cell table:formula="of:=[.F45]/[.G45]" office:value-type="float" office:value="402.243469829101" calcext:value-type="float">
            <text:p>402,2434698291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1101000100000110010100100000100101101000000001000110000110</text:p>
          </table:table-cell>
          <table:table-cell office:value-type="float" office:value="1.63762419426856E+019" calcext:value-type="float">
            <text:p>1,63762419426856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4.306770746245" calcext:value-type="float">
            <text:p>294,306770746245</text:p>
          </table:table-cell>
          <table:table-cell table:formula="of:=[.F46]/[.G46]" office:value-type="float" office:value="890.716850772094" calcext:value-type="float">
            <text:p>890,7168507720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10100101100011000001111100110101000111100000100110001110001</text:p>
          </table:table-cell>
          <table:table-cell office:value-type="float" office:value="1.70901413113616E+019" calcext:value-type="float">
            <text:p>1,70901413113616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3.022290608837" calcext:value-type="float">
            <text:p>543,022290608837</text:p>
          </table:table-cell>
          <table:table-cell table:formula="of:=[.F47]/[.G47]" office:value-type="float" office:value="482.749980127121" calcext:value-type="float">
            <text:p>482,7499801271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11110001100001000100000111010101000000011101101100110111011</text:p>
          </table:table-cell>
          <table:table-cell office:value-type="float" office:value="1.72612089181487E+019" calcext:value-type="float">
            <text:p>1,72612089181487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7.706059728728" calcext:value-type="float">
            <text:p>587,706059728728</text:p>
          </table:table-cell>
          <table:table-cell table:formula="of:=[.F48]/[.G48]" office:value-type="float" office:value="446.046106996072" calcext:value-type="float">
            <text:p>446,04610699607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00001100101000010011111000100101110000100101000000001100101</text:p>
          </table:table-cell>
          <table:table-cell office:value-type="float" office:value="1.73222624732152E+019" calcext:value-type="float">
            <text:p>1,73222624732152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0.190998824372" calcext:value-type="float">
            <text:p>420,190998824372</text:p>
          </table:table-cell>
          <table:table-cell table:formula="of:=[.F49]/[.G49]" office:value-type="float" office:value="623.868670993518" calcext:value-type="float">
            <text:p>623,8686709935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001110000001110101010111110010001101111110001011111001111</text:p>
          </table:table-cell>
          <table:table-cell office:value-type="float" office:value="1.83342186087642E+019" calcext:value-type="float">
            <text:p>1,83342186087642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1.115763640931" calcext:value-type="float">
            <text:p>471,115763640931</text:p>
          </table:table-cell>
          <table:table-cell table:formula="of:=[.F50]/[.G50]" office:value-type="float" office:value="556.432240717374" calcext:value-type="float">
            <text:p>556,4322407173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100011110011101000100100111111001111101101101000001111011</text:p>
          </table:table-cell>
          <table:table-cell office:value-type="float" office:value="1.83832585900481E+019" calcext:value-type="float">
            <text:p>1,83832585900481E+019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8.3844277009" calcext:value-type="float">
            <text:p>728,3844277009</text:p>
          </table:table-cell>
          <table:table-cell table:formula="of:=[.F51]/[.G51]" office:value-type="float" office:value="359.897864411299" calcext:value-type="float">
            <text:p>359,897864411299</text:p>
          </table:table-cell>
        </table:table-row>
      </table:table>
      <table:table table:name="Sobre teste de 128 bit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 teste de uma instância de 192 bits com 8 frascos tinha complexidade teórica de </text:p>
          </table:table-cell>
          <table:table-cell table:number-columns-repeated="5"/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e levou na média</text:p>
          </table:table-cell>
          <table:table-cell office:value-type="string" calcext:value-type="string">
            <text:p>5 minutos por instância.</text:p>
          </table:table-cell>
        </table:table-row>
        <table:table-row table:style-name="ro1">
          <table:table-cell office:value-type="string" calcext:value-type="string">
            <text:p>O teste de uma instância de 128 bits com 4 frascos tem complexidade teórica de </text:p>
          </table:table-cell>
          <table:table-cell table:number-columns-repeated="5"/>
          <table:table-cell table:formula="of:=4 * 2^(32)" office:value-type="float" office:value="17179869184" calcext:value-type="float">
            <text:p>17179869184</text:p>
          </table:table-cell>
          <table:table-cell office:value-type="string" calcext:value-type="string">
            <text:p>, que é...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[.G2]/[.G1]" office:value-type="float" office:value="128" calcext:value-type="float">
            <text:p>128</text:p>
          </table:table-cell>
          <table:table-cell office:value-type="string" calcext:value-type="string">
            <text:p>vezes maior que a complexidade teórica de 192 bits com 8 frascos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ão teoricamente o teste de uma instância de 128 bits com 4 frascos vai levar 128 vezes mais tempo, ou sej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5 vezes 128 =</text:p>
          </table:table-cell>
          <table:table-cell office:value-type="string" calcext:value-type="string">
            <text:p>640 minutos = aproximadamente 10,6 hora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sso faz com que testar 100 instâncias assim seja inviável e por consequência inviabiliza testes de 192 e 256 bits.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bignum_32_01.dat - 4 Frascos'.A1:'bignum_32_01.dat - 4 Frascos'.H51">
          <table:sort>
            <table:sort-by table:field-number="3" table:data-type="automatic"/>
          </table:sort>
        </table:database-range>
        <table:database-range table:name="__Anonymous_Sheet_DB__1" table:target-range-address="'bignum_32_02.dat - 4 Frascos'.A1:'bignum_32_02.dat - 4 Frascos'.H51">
          <table:sort>
            <table:sort-by table:field-number="3" table:data-type="automatic"/>
          </table:sort>
        </table:database-range>
        <table:database-range table:name="__Anonymous_Sheet_DB__2" table:target-range-address="'bignum_64_01.dat - 4 Frascos'.A1:'bignum_64_01.dat - 4 Frascos'.H51">
          <table:sort>
            <table:sort-by table:field-number="3" table:data-type="automatic"/>
          </table:sort>
        </table:database-range>
        <table:database-range table:name="__Anonymous_Sheet_DB__3" table:target-range-address="'bignum_64_02.dat - 4 Frascos'.A1:'bignum_64_02.dat - 4 Frascos'.H5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5:53:34.707229</meta:creation-date>
    <dc:date>2019-05-25T16:44:42.349000000</dc:date>
    <meta:generator>LibreOffice/5.3.7.2$Windows_X86_64 LibreOffice_project/6b8ed514a9f8b44d37a1b96673cbbdd077e24059</meta:generator>
    <meta:editing-cycles>6</meta:editing-cycles>
    <meta:editing-duration>PT24M56S</meta:editing-duration>
    <meta:document-statistic meta:table-count="5" meta:cell-count="1646" meta:object-count="0"/>
  </office:meta>
</office:document-meta>
</file>